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20-01-2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9-02-06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8-01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7-01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6-01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5-02-17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4-01-0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3-01-29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2-01-0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11-01-0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9-01-1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8-01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7-01-1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6-01-04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5-01-1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4-02-10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3-01-2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2-01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1-02-2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2000-02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9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9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9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540945318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